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230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3" table:default-cell-style-name="ce14"/>
        <table:table-column table:style-name="co3" table:default-cell-style-name="ce7"/>
        <table:table-column table:style-name="co3" table:default-cell-style-name="ce10"/>
        <table:table-column table:style-name="co3" table:default-cell-style-name="ce14"/>
        <table:table-column table:style-name="co3" table:default-cell-style-name="ce7"/>
        <table:table-column table:style-name="co3" table:default-cell-style-name="ce10"/>
        <table:table-column table:style-name="co3" table:default-cell-style-name="ce14"/>
        <table:table-column table:style-name="co3" table:default-cell-style-name="ce7"/>
        <table:table-column table:style-name="co3" table:default-cell-style-name="ce10"/>
        <table:table-column table:style-name="co3" table:default-cell-style-name="ce14"/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RRT</text:p>
          </table:table-cell>
          <table:covered-table-cell table:style-name="ce9"/>
          <table:covered-table-cell table:style-name="ce12"/>
          <table:table-cell table:style-name="ce5" office:value-type="string" calcext:value-type="string" table:number-columns-spanned="3" table:number-rows-spanned="1">
            <text:p>RRTConnect</text:p>
          </table:table-cell>
          <table:covered-table-cell table:style-name="ce9"/>
          <table:covered-table-cell table:style-name="ce12"/>
          <table:table-cell table:style-name="ce5" office:value-type="string" calcext:value-type="string" table:number-columns-spanned="3" table:number-rows-spanned="1">
            <text:p>RRTStar</text:p>
          </table:table-cell>
          <table:covered-table-cell table:style-name="ce9"/>
          <table:covered-table-cell table:style-name="ce12"/>
          <table:table-cell table:style-name="ce5" office:value-type="string" calcext:value-type="string" table:number-columns-spanned="3" table:number-rows-spanned="1">
            <text:p>PRM</text:p>
          </table:table-cell>
          <table:covered-table-cell table:style-name="ce9"/>
          <table:covered-table-cell table:style-name="ce12"/>
        </table:table-row>
        <table:table-row table:style-name="ro1">
          <table:table-cell table:style-name="ce1" office:value-type="string" calcext:value-type="string">
            <text:p>Qstart</text:p>
          </table:table-cell>
          <table:table-cell table:style-name="ce1" office:value-type="string" calcext:value-type="string">
            <text:p>Qgoal</text:p>
          </table:table-cell>
          <table:table-cell table:style-name="ce6" office:value-type="string" calcext:value-type="string">
            <text:p>Path Cost</text:p>
          </table:table-cell>
          <table:table-cell table:style-name="ce1" office:value-type="string" calcext:value-type="string">
            <text:p>Plan Time</text:p>
          </table:table-cell>
          <table:table-cell table:style-name="ce13" office:value-type="string" calcext:value-type="string">
            <text:p>Step No.</text:p>
          </table:table-cell>
          <table:table-cell table:style-name="ce6" office:value-type="string" calcext:value-type="string">
            <text:p>Path Cost</text:p>
          </table:table-cell>
          <table:table-cell table:style-name="ce1" office:value-type="string" calcext:value-type="string">
            <text:p>Plan Time</text:p>
          </table:table-cell>
          <table:table-cell table:style-name="ce13" office:value-type="string" calcext:value-type="string">
            <text:p>Step No.</text:p>
          </table:table-cell>
          <table:table-cell table:style-name="ce6" office:value-type="string" calcext:value-type="string">
            <text:p>Path Cost</text:p>
          </table:table-cell>
          <table:table-cell table:style-name="ce1" office:value-type="string" calcext:value-type="string">
            <text:p>Plan Time</text:p>
          </table:table-cell>
          <table:table-cell table:style-name="ce13" office:value-type="string" calcext:value-type="string">
            <text:p>Step No.</text:p>
          </table:table-cell>
          <table:table-cell table:style-name="ce6" office:value-type="string" calcext:value-type="string">
            <text:p>Path Cost</text:p>
          </table:table-cell>
          <table:table-cell table:style-name="ce1" office:value-type="string" calcext:value-type="string">
            <text:p>Plan Time</text:p>
          </table:table-cell>
          <table:table-cell table:style-name="ce13" office:value-type="string" calcext:value-type="string">
            <text:p>Step No.</text:p>
          </table:table-cell>
        </table:table-row>
        <table:table-row table:style-name="ro1">
          <table:table-cell office:value-type="string" calcext:value-type="string">
            <text:p>[1.56566 6.03025 2.13871 3.67735 1.40625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18.6812" calcext:value-type="float">
            <text:p>18.681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3.1445" calcext:value-type="float">
            <text:p>43.144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.8774" calcext:value-type="float">
            <text:p>10.877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.3735" calcext:value-type="float">
            <text:p>26.373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.09951 1.23524 1.57761 3.87072 2.97376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6.12281" calcext:value-type="float">
            <text:p>6.1228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.589" calcext:value-type="float">
            <text:p>11.58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.61078" calcext:value-type="float">
            <text:p>5.610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.3303" calcext:value-type="float">
            <text:p>23.330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1.53703 2.12195 5.65521 2.32005 0.698708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90954" calcext:value-type="float">
            <text:p>3.909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688" calcext:value-type="float">
            <text:p>2.36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8455" calcext:value-type="float">
            <text:p>19.84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1.71848 1.86184 4.67904 1.18724 4.31514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11.2923" calcext:value-type="float">
            <text:p>11.292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81711" calcext:value-type="float">
            <text:p>4.817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.51934" calcext:value-type="float">
            <text:p>2.519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6373" calcext:value-type="float">
            <text:p>12.637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0.652642 1.89279 2.9589 1.4482 5.30495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9.57147" calcext:value-type="float">
            <text:p>9.5714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.07571" calcext:value-type="float">
            <text:p>9.0757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.7288" calcext:value-type="float">
            <text:p>5.72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.654" calcext:value-type="float">
            <text:p>12.65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0.977357 5.80177 2.70307 1.16124 5.68553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27.1968" calcext:value-type="float">
            <text:p>27.196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5.1858" calcext:value-type="float">
            <text:p>35.185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6.8389" calcext:value-type="float">
            <text:p>16.83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8.3915" calcext:value-type="float">
            <text:p>18.39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1.86892 1.64753 3.78777 4.4687 1.39328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13.4637" calcext:value-type="float">
            <text:p>13.463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0.2458" calcext:value-type="float">
            <text:p>20.245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.38826" calcext:value-type="float">
            <text:p>5.388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2489" calcext:value-type="float">
            <text:p>7.24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0.368878 1.86407 2.00294 2.66512 3.19097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9.61276" calcext:value-type="float">
            <text:p>9.6127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.63225" calcext:value-type="float">
            <text:p>6.632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.43135" calcext:value-type="float">
            <text:p>5.431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.3313" calcext:value-type="float">
            <text:p>12.33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0.822693 2.10711 4.27086 0.857989 4.53161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3.07906" calcext:value-type="float">
            <text:p>3.079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4002" calcext:value-type="float">
            <text:p>7.400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.70749" calcext:value-type="float">
            <text:p>2.707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67617" calcext:value-type="float">
            <text:p>8.676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[0.333688 2.33992 1.24481 3.0768 2.1331]</text:p>
          </table:table-cell>
          <table:table-cell table:style-name="ce3" office:value-type="string" calcext:value-type="string">
            <text:p>[0.954219 2.39178 5.15862 1.07671 2.0733]</text:p>
          </table:table-cell>
          <table:table-cell office:value-type="float" office:value="11.664" calcext:value-type="float">
            <text:p>11.66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.88889" calcext:value-type="float">
            <text:p>7.8888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.88513" calcext:value-type="float">
            <text:p>5.885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.7253" calcext:value-type="float">
            <text:p>15.725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[0.791072 1.82489 3.8773 1.66681 5.17971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5.65634" calcext:value-type="float">
            <text:p>5.65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.42281" calcext:value-type="float">
            <text:p>6.4228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.06241" calcext:value-type="float">
            <text:p>4.062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01295" calcext:value-type="float">
            <text:p>9.0129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0.0707254 2.67198 1.96487 1.01464 1.12322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9.35276" calcext:value-type="float">
            <text:p>9.3527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.4022" calcext:value-type="float">
            <text:p>10.40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.27776" calcext:value-type="float">
            <text:p>6.277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.9533" calcext:value-type="float">
            <text:p>19.953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1.32853 0.59206 3.76064 2.9589 4.37278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8.17582" calcext:value-type="float">
            <text:p>8.1758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.9115" calcext:value-type="float">
            <text:p>6.91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33148" calcext:value-type="float">
            <text:p>6.331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.1635" calcext:value-type="float">
            <text:p>24.16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0.882804 2.76514 3.31214 2.87408 5.50012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8.2911" calcext:value-type="float">
            <text:p>18.291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6.66634" calcext:value-type="float">
            <text:p>6.666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.5293" calcext:value-type="float">
            <text:p>28.529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0.800447 1.40769 4.19612 5.30547 2.16432]</text:p>
          </table:table-cell>
          <table:table-cell office:value-type="string" calcext:value-type="string">
            <text:p>[0.954219 2.39178 5.15862 1.07671 2.0733]</text:p>
          </table:table-cell>
          <table:table-cell office:value-type="float" office:value="12.9491" calcext:value-type="float">
            <text:p>12.949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1.8348" calcext:value-type="float">
            <text:p>31.834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.2337" calcext:value-type="float">
            <text:p>10.23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.0387" calcext:value-type="float">
            <text:p>32.038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[1.56566 6.03025 2.13871 3.67735 1.40625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9.98051" calcext:value-type="float">
            <text:p>9.9805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1.9911" calcext:value-type="float">
            <text:p>21.991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1.4078" calcext:value-type="float">
            <text:p>11.407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.5912" calcext:value-type="float">
            <text:p>25.59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1.09951 1.23524 1.57761 3.87072 2.97376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2.27472" calcext:value-type="float">
            <text:p>2.274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2842" calcext:value-type="float">
            <text:p>4.328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167" calcext:value-type="float">
            <text:p>2.31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.7421" calcext:value-type="float">
            <text:p>19.74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.53703 2.12195 5.65521 2.32005 0.698708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11.1566" calcext:value-type="float">
            <text:p>11.15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.8456" calcext:value-type="float">
            <text:p>12.845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.01569" calcext:value-type="float">
            <text:p>7.015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5397" calcext:value-type="float">
            <text:p>22.539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1.71848 1.86184 4.67904 1.18724 4.31514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8.96123" calcext:value-type="float">
            <text:p>8.9612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.4287" calcext:value-type="float">
            <text:p>15.428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.08508" calcext:value-type="float">
            <text:p>7.085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.3632" calcext:value-type="float">
            <text:p>19.36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0.652642 1.89279 2.9589 1.4482 5.30495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6.57135" calcext:value-type="float">
            <text:p>6.5713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.44543" calcext:value-type="float">
            <text:p>5.445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90388" calcext:value-type="float">
            <text:p>4.903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.2109" calcext:value-type="float">
            <text:p>35.210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0.977357 5.80177 2.70307 1.16124 5.68553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23.3939" calcext:value-type="float">
            <text:p>23.393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3.6667" calcext:value-type="float">
            <text:p>23.666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.401" calcext:value-type="float">
            <text:p>10.40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.205" calcext:value-type="float">
            <text:p>27.20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1.86892 1.64753 3.78777 4.4687 1.39328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7.38065" calcext:value-type="float">
            <text:p>7.3806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6.3894" calcext:value-type="float">
            <text:p>26.389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76062" calcext:value-type="float">
            <text:p>4.760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.7251" calcext:value-type="float">
            <text:p>24.725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0.368878 1.86407 2.00294 2.66512 3.19097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3.56365" calcext:value-type="float">
            <text:p>3.5636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.60767" calcext:value-type="float">
            <text:p>4.607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1457" calcext:value-type="float">
            <text:p>2.414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.6541" calcext:value-type="float">
            <text:p>23.65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0.822693 2.10711 4.27086 0.857989 4.53161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10.5706" calcext:value-type="float">
            <text:p>10.57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.6155" calcext:value-type="float">
            <text:p>16.615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.99303" calcext:value-type="float">
            <text:p>5.993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6.0943" calcext:value-type="float">
            <text:p>26.094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0.333688 2.33992 1.24481 3.0768 2.1331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2.00699" calcext:value-type="float">
            <text:p>2.006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79253" calcext:value-type="float">
            <text:p>2.792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3648" calcext:value-type="float">
            <text:p>1.536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.2375" calcext:value-type="float">
            <text:p>32.237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0.791072 1.82489 3.8773 1.66681 5.17971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6.29533" calcext:value-type="float">
            <text:p>6.295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7.4533" calcext:value-type="float">
            <text:p>17.45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.44027" calcext:value-type="float">
            <text:p>5.440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.8411" calcext:value-type="float">
            <text:p>21.84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0.0707254 2.67198 1.96487 1.01464 1.12322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8.07164" calcext:value-type="float">
            <text:p>8.0716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6529" calcext:value-type="float">
            <text:p>2.65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77203" calcext:value-type="float">
            <text:p>4.772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.3162" calcext:value-type="float">
            <text:p>19.31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1.32853 0.59206 3.76064 2.9589 4.37278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9.86951" calcext:value-type="float">
            <text:p>9.8695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6.1967" calcext:value-type="float">
            <text:p>16.19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.8895" calcext:value-type="float">
            <text:p>5.889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.3289" calcext:value-type="float">
            <text:p>20.328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[0.882804 2.76514 3.31214 2.87408 5.50012]</text:p>
          </table:table-cell>
          <table:table-cell office:value-type="string" calcext:value-type="string">
            <text:p>[1.34002 2.40607 0.186408 2.96768 2.09464]</text:p>
          </table:table-cell>
          <table:table-cell office:value-type="float" office:value="13.6305" calcext:value-type="float">
            <text:p>13.630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8.3609" calcext:value-type="float">
            <text:p>18.360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.1404" calcext:value-type="float">
            <text:p>10.140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.0108" calcext:value-type="float">
            <text:p>18.010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0.800447 1.40769 4.19612 5.30547 2.16432]</text:p>
          </table:table-cell>
          <table:table-cell office:value-type="string" calcext:value-type="string">
            <text:p>[1.34002 2.40607 0.186408 2.96768 2.09464]</text:p>
          </table:table-cell>
          <table:table-cell table:style-name="ce8" office:value-type="float" office:value="6.23189" calcext:value-type="float">
            <text:p>6.2318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21" calcext:value-type="float">
            <text:p>21</text:p>
          </table:table-cell>
          <table:table-cell table:style-name="ce8" office:value-type="float" office:value="10.7512" calcext:value-type="float">
            <text:p>10.75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style-name="ce8" office:value-type="float" office:value="5.20563" calcext:value-type="float">
            <text:p>5.2056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style-name="ce8" office:value-type="float" office:value="36.9401" calcext:value-type="float">
            <text:p>36.9401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5:43:49.685845279</meta:creation-date>
    <meta:generator>LibreOffice/6.0.7.3$Linux_X86_64 LibreOffice_project/00m0$Build-3</meta:generator>
    <dc:date>2019-10-20T18:25:56.388422432</dc:date>
    <meta:editing-duration>PT1H9M31S</meta:editing-duration>
    <meta:editing-cycles>11</meta:editing-cycles>
    <meta:document-statistic meta:table-count="1" meta:cell-count="438" meta:object-count="0"/>
  </office:meta>
</office:document-meta>
</file>